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 style:master-page-name="Standard">
      <style:paragraph-properties fo:margin-left="0.25cm" fo:margin-right="0cm" fo:margin-top="0cm" fo:margin-bottom="0cm" loext:contextual-spacing="true" fo:line-height="100%" fo:text-indent="-0.635cm" style:auto-text-indent="false" style:page-number="auto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0pt" style:font-size-asian="10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0pt" fo:background-color="#ffff00" style:font-size-asian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0pt" officeooo:rsid="001eb71e" officeooo:paragraph-rsid="001eb71e" fo:background-color="#ffff00" style:font-size-asian="10pt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1eb71e" officeooo:paragraph-rsid="001eb71e" fo:background-color="#ffff00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background-color="#ffff00" loext:char-shading-value="0" style:font-size-asian="10pt"/>
    </style:style>
    <style:style style:name="T3" style:family="text">
      <style:text-properties fo:font-size="10pt" fo:background-color="#ffff00" loext:char-shading-value="0" style:font-size-asian="10pt"/>
    </style:style>
    <style:style style:name="T4" style:family="text">
      <style:text-properties officeooo:rsid="001f14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45239521" text:style-name="WWNum1">
        <text:list-item>
          <text:p text:style-name="P1"><text:span text:style-name="T1">El siguiente documento muestra todo el código que se ha escrito para crear una base de datos. Detecta y corrige los errores de este código sin utilizar phpmyadmin. </text:span></text:p>
        </text:list-item>
      </text:list>
      <text:p text:style-name="P2"/>
      <text:p text:style-name="P5"><text:span text:style-name="T1">CREATE TABLE camion (</text:span></text:p>
      <text:p text:style-name="P5"><text:span text:style-name="T1"><text:s text:c="2"/>matricula varchar(7),</text:span></text:p>
      <text:p text:style-name="P5"><text:span text:style-name="T1"><text:s text:c="2"/>potencia int(11) ,</text:span></text:p>
      <text:p text:style-name="P5"><text:span text:style-name="T1"><text:s text:c="2"/>modelo varchar(15) ,</text:span></text:p>
      <text:p text:style-name="P5"><text:span text:style-name="T1"><text:s text:c="2"/>tipo varchar(7)</text:span><text:span text:style-name="T3">,</text:span></text:p>
      <text:p text:style-name="P5"><text:bookmark text:name="_GoBack"/><text:span text:style-name="T1">) ENGINE=InnoDB ;</text:span></text:p>
      <text:p text:style-name="P6"><text:span text:style-name="T1">Error 1: <text:s/>sobra la coma de la ultima instrucion</text:span></text:p>
      <text:p text:style-name="P6"><text:span text:style-name="T1">Error 2: falta clave primaria</text:span></text:p>
      <text:p text:style-name="P2"/>
      <text:p text:style-name="P5"><text:span text:style-name="T1">CREATE TABLE camionero (</text:span></text:p>
      <text:p text:style-name="P5"><text:span text:style-name="T1"><text:s text:c="2"/>dni varchar(9) ,</text:span></text:p>
      <text:p text:style-name="P5"><text:span text:style-name="T1"><text:s text:c="2"/>nombre varchar(15) ,</text:span></text:p>
      <text:p text:style-name="P5"><text:span text:style-name="T1"><text:s text:c="2"/>poblacion varchar(15) ,</text:span></text:p>
      <text:p text:style-name="P5"><text:span text:style-name="T1"><text:s text:c="2"/>direccion varchar(40) ,</text:span></text:p>
      <text:p text:style-name="P5"><text:span text:style-name="T1"><text:s text:c="2"/>telefono int(11),</text:span></text:p>
      <text:p text:style-name="P5"><text:span text:style-name="T1">PRIMARY KEY (dni)</text:span><text:span text:style-name="T3">, </text:span></text:p>
      <text:p text:style-name="P5"><text:span text:style-name="T1">) ENGINE=InnoDB ;</text:span></text:p>
      <text:p text:style-name="P6"><text:span text:style-name="T1">Error 1: <text:s/>sobra la coma de la ultima instrucion</text:span></text:p>
      <text:p text:style-name="P2"/>
      <text:p text:style-name="P5"><text:span text:style-name="T1">CREATE TABLE conduce (</text:span></text:p>
      <text:p text:style-name="P5"><text:span text:style-name="T1"><text:s text:c="2"/>camionero varchar(9) ,</text:span></text:p>
      <text:p text:style-name="P5"><text:span text:style-name="T1"><text:s text:c="2"/>camion varchar(7) ,</text:span></text:p>
      <text:p text:style-name="P5"><text:span text:style-name="T1"><text:s text:c="2"/>fecha date,</text:span></text:p>
      <text:p text:style-name="P5"><text:span text:style-name="T1">PRIMARY KEY (camionero,camion),</text:span></text:p>
      <text:p text:style-name="P5"><text:span text:style-name="T1">Index (camionero),</text:span></text:p>
      <text:p text:style-name="P5"><text:span text:style-name="T1"><text:s/>FOREIGN KEY (camionero) REFERENCES camionero (</text:span><text:span text:style-name="T3">codigo</text:span><text:span text:style-name="T1">) ON UPDATE CASCADE ON DELETE RESTRICT,</text:span></text:p>
      <text:p text:style-name="P5"><text:span text:style-name="T1">FOREIGN KEY (camion) REFERENCES camion (matricula) ON UPDATE CASCADE ON DELETE RESTRICT</text:span></text:p>
      <text:p text:style-name="P5"><text:span text:style-name="T1">) ENGINE=InnoDB ;</text:span></text:p>
      <text:p text:style-name="P6"><text:span text:style-name="T1">Error 1: No esta optimizado, solo deberia existir una clave primaria</text:span></text:p>
      <text:p text:style-name="P6"><text:span text:style-name="T1">Error 2: Falta el index del atributo camion.</text:span></text:p>
      <text:p text:style-name="P6"><text:span text:style-name="T1">Error 3: camionero no tiene codigo, deberia referenciar al dni</text:span></text:p>
      <text:p text:style-name="P3"/>
      <text:p text:style-name="P5"><text:span text:style-name="T1">CREATE TABLE paquete (</text:span></text:p>
      <text:p text:style-name="P5"><text:span text:style-name="T1"><text:s text:c="2"/>codigo int(11) ,</text:span></text:p>
      <text:p text:style-name="P5"><text:span text:style-name="T1"><text:s text:c="2"/>descripcion varchar(50) ,</text:span></text:p>
      <text:p text:style-name="P5"><text:span text:style-name="T1"><text:s text:c="2"/>destinatario varchar(50) ,</text:span></text:p>
      <text:p text:style-name="P5"><text:span text:style-name="T1"><text:s text:c="2"/>direccion varchar(50) ,</text:span></text:p>
      <text:p text:style-name="P5"><text:span text:style-name="T1"><text:s text:c="2"/>camionero int(11) ,</text:span></text:p>
      <text:p text:style-name="P5"><text:span text:style-name="T1"><text:s text:c="2"/>provincia int(11),</text:span></text:p>
      <text:p text:style-name="P5"><text:span text:style-name="T1">PRIMARY KEY (codigo),</text:span></text:p>
      <text:p text:style-name="P5"><text:span text:style-name="T1">Index (camionero),</text:span></text:p>
      <text:p text:style-name="P5"><text:span text:style-name="T1">Index (provincia),</text:span></text:p>
      <text:p text:style-name="P5"><text:span text:style-name="T1"><text:s/></text:span><text:span text:style-name="T3">FOREIGN KEY (camionero) REFERENCES camionero (dni)</text:span><text:span text:style-name="T1"> ON UPDATE CASCADE ON DELETE RESTRICT,</text:span></text:p>
      <text:p text:style-name="P5"><text:span text:style-name="T1">FOREIGN KEY (provincia) REFERENCES provincia</text:span><text:span text:style-name="T3">s </text:span><text:span text:style-name="T1">(codigo) ON UPDATE CASCADE ON DELETE RESTRICT</text:span><text:span text:style-name="T3">,</text:span></text:p>
      <text:p text:style-name="P5"><text:span text:style-name="T1">) ENGINE=InnoDB ;</text:span></text:p>
      <text:p text:style-name="P4">Error 1: <text:s/>sobra la coma de la ultima instrucion</text:p>
      <text:p text:style-name="P4">Error 2: el atributo camionero int (11) hace referencia a un atributo que es varchar(9). Cambiar el atributo camionero a varchar(9)</text:p>
      <text:p text:style-name="P4">Error 3: el atributo provincia hace referencia a un atributo de una tabla que no existe, crear primero la tabla provincia. <text:span text:style-name="T4">La tabla se llama provincia, sin s</text:span></text:p>
      <text:p text:style-name="P4"/>
      <text:p text:style-name="P4"/>
      <text:p text:style-name="P4"/>
      <text:p text:style-name="P2"/>
      <text:p text:style-name="P5"><text:soft-page-break/><text:span text:style-name="T1">CREATE TABLE provincia (</text:span></text:p>
      <text:p text:style-name="P5"><text:span text:style-name="T1"><text:s text:c="2"/>codigo int(11) ,</text:span></text:p>
      <text:p text:style-name="P5"><text:span text:style-name="T1"><text:s text:c="2"/>nombre varchar(20),</text:span></text:p>
      <text:p text:style-name="P5"><text:span text:style-name="T1">PRIMARY KEY (codigo) </text:span></text:p>
      <text:p text:style-name="P5"><text:span text:style-name="T1">) ENGINE=InnoDB ;</text:span></text:p>
      <text:p text:style-name="P5"><text:span text:style-name="T1"/></text:p>
      <text:p text:style-name="P5"><text:span text:style-name="T1"/></text:p>
      <text:p text:style-name="P2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.251cm" fo:margin-right="1.9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LUZ</meta:initial-creator>
    <meta:editing-cycles>5</meta:editing-cycles>
    <meta:creation-date>2019-11-25T07:36:00</meta:creation-date>
    <dc:date>2021-12-03T12:04:22.100934811</dc:date>
    <meta:editing-duration>PT27M41S</meta:editing-duration>
    <meta:generator>LibreOffice/6.4.7.2$Linux_X86_64 LibreOffice_project/40$Build-2</meta:generator>
    <meta:document-statistic meta:table-count="0" meta:image-count="0" meta:object-count="0" meta:page-count="2" meta:paragraph-count="51" meta:word-count="294" meta:character-count="1930" meta:non-whitespace-character-count="16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